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ttempting uninstall: pyqt5</text:p>
      <text:p text:style-name="Standard"><text:s text:c="4"/>Found existing installation: PyQt5 5.15.6</text:p>
      <text:p text:style-name="Standard">ERROR: Cannot uninstall PyQt5 5.15.6, RECORD file not found. Hint: The package was installed by sip-buil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5:50:55.671245658</meta:creation-date>
    <dc:date>2023-10-19T15:51:20.414071865</dc:date>
    <meta:editing-duration>PT30S</meta:editing-duration>
    <meta:editing-cycles>1</meta:editing-cycles>
    <meta:document-statistic meta:table-count="0" meta:image-count="0" meta:object-count="0" meta:page-count="1" meta:paragraph-count="3" meta:word-count="24" meta:character-count="178" meta:non-whitespace-character-count="153"/>
    <meta:generator>LibreOffice/7.3.7.2$Linux_AARCH64 LibreOffice_project/30$Build-2</meta:generator>
  </office:meta>
</office:document-meta>
</file>